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fill-color="#e6e6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measurelines" svg:width="6cm" svg:height="5cm" svg:x="11.5cm" svg:y="1.5cm">
          <text:p/>
        </draw:rect>
        <draw:rect draw:style-name="gr2" draw:text-style-name="P1" draw:layer="measurelines" svg:width="6cm" svg:height="5cm" svg:x="3.6cm" svg:y="1.5cm">
          <text:p/>
        </draw:rect>
        <draw:rect draw:style-name="gr3" draw:text-style-name="P1" draw:layer="layout" svg:width="6cm" svg:height="5.4cm" svg:x="7.5cm" svg:y="8.1cm">
          <text:p/>
        </draw:rect>
        <draw:frame draw:style-name="gr4" draw:text-style-name="P1" draw:id="id1" draw:layer="layout" svg:width="1.805cm" svg:height="1.805cm" svg:x="3.9cm" svg:y="1.8cm">
          <draw:image xlink:href="/usr/share/icons/oxygen/256x256/places/network-server.png" xlink:type="simple" xlink:show="embed" xlink:actuate="onLoad">
            <text:p/>
          </draw:image>
        </draw:frame>
        <draw:frame draw:style-name="gr5" draw:text-style-name="P1" draw:id="id2" draw:layer="layout" svg:width="1.805cm" svg:height="1.805cm" draw:transform="rotate (3.1415926535892) translate (7.6cm 6.399cm)">
          <draw:image xlink:href="/usr/share/icons/oxygen/256x256/places/network-workgroup.png" xlink:type="simple" xlink:show="embed" xlink:actuate="onLoad">
            <text:p/>
          </draw:image>
        </draw:frame>
        <draw:frame draw:style-name="gr4" draw:text-style-name="P1" draw:id="id4" draw:layer="layout" svg:width="1.805cm" svg:height="1.805cm" svg:x="7.6cm" svg:y="1.8cm">
          <draw:image xlink:href="/usr/share/icons/oxygen/256x256/places/network-server.png" xlink:type="simple" xlink:show="embed" xlink:actuate="onLoad">
            <text:p/>
          </draw:image>
        </draw:frame>
        <draw:frame draw:style-name="gr6" draw:text-style-name="P1" draw:id="id3" draw:layer="layout" svg:width="1.805cm" svg:height="1.805cm" svg:x="5.8cm" svg:y="1.8cm">
          <draw:image xlink:href="/usr/share/icons/oxygen/256x256/places/network-server.png" xlink:type="simple" xlink:show="embed" xlink:actuate="onLoad">
            <text:p/>
          </draw:image>
        </draw:frame>
        <draw:frame draw:style-name="gr4" draw:text-style-name="P1" draw:id="id5" draw:layer="layout" svg:width="1.805cm" svg:height="1.805cm" svg:x="11.801cm" svg:y="1.801cm">
          <draw:image xlink:href="/usr/share/icons/oxygen/256x256/places/network-server.png" xlink:type="simple" xlink:show="embed" xlink:actuate="onLoad">
            <text:p/>
          </draw:image>
        </draw:frame>
        <draw:frame draw:style-name="gr5" draw:text-style-name="P1" draw:id="id6" draw:layer="layout" svg:width="1.805cm" svg:height="1.805cm" draw:transform="rotate (3.1415926535892) translate (15.501cm 6.4cm)">
          <draw:image xlink:href="/usr/share/icons/oxygen/256x256/places/network-workgroup.png" xlink:type="simple" xlink:show="embed" xlink:actuate="onLoad">
            <text:p/>
          </draw:image>
        </draw:frame>
        <draw:frame draw:style-name="gr4" draw:text-style-name="P1" draw:id="id8" draw:layer="layout" svg:width="1.805cm" svg:height="1.805cm" svg:x="15.501cm" svg:y="1.801cm">
          <draw:image xlink:href="/usr/share/icons/oxygen/256x256/places/network-server.png" xlink:type="simple" xlink:show="embed" xlink:actuate="onLoad">
            <text:p/>
          </draw:image>
        </draw:frame>
        <draw:frame draw:style-name="gr4" draw:text-style-name="P1" draw:id="id7" draw:layer="layout" svg:width="1.805cm" svg:height="1.805cm" svg:x="13.701cm" svg:y="1.801cm">
          <draw:image xlink:href="/usr/share/icons/oxygen/256x256/places/network-server.png" xlink:type="simple" xlink:show="embed" xlink:actuate="onLoad">
            <text:p/>
          </draw:image>
        </draw:frame>
        <draw:frame draw:style-name="gr4" draw:text-style-name="P1" draw:id="id9" draw:layer="layout" svg:width="1.805cm" svg:height="1.805cm" svg:x="7.801cm" svg:y="11.001cm">
          <draw:image xlink:href="/usr/share/icons/oxygen/256x256/places/network-server.png" xlink:type="simple" xlink:show="embed" xlink:actuate="onLoad">
            <text:p/>
          </draw:image>
        </draw:frame>
        <draw:frame draw:style-name="gr4" draw:text-style-name="P1" draw:id="id10" draw:layer="layout" svg:width="1.805cm" svg:height="1.805cm" svg:x="9.696cm" svg:y="8.194cm">
          <draw:image xlink:href="/usr/share/icons/oxygen/256x256/places/network-workgroup.png" xlink:type="simple" xlink:show="embed" xlink:actuate="onLoad">
            <text:p/>
          </draw:image>
        </draw:frame>
        <draw:frame draw:style-name="gr4" draw:text-style-name="P1" draw:id="id12" draw:layer="layout" svg:width="1.805cm" svg:height="1.805cm" svg:x="11.501cm" svg:y="11.001cm">
          <draw:image xlink:href="/usr/share/icons/oxygen/256x256/places/network-server.png" xlink:type="simple" xlink:show="embed" xlink:actuate="onLoad">
            <text:p/>
          </draw:image>
        </draw:frame>
        <draw:frame draw:style-name="gr4" draw:text-style-name="P1" draw:id="id11" draw:layer="layout" svg:width="1.805cm" svg:height="1.805cm" svg:x="9.701cm" svg:y="11.001cm">
          <draw:image xlink:href="/usr/share/icons/oxygen/256x256/places/network-server.png" xlink:type="simple" xlink:show="embed" xlink:actuate="onLoad">
            <text:p/>
          </draw:image>
        </draw:frame>
        <draw:connector draw:style-name="gr7" draw:text-style-name="P1" draw:layer="measurelines" draw:type="line" svg:x1="4.802cm" svg:y1="3.605cm" svg:x2="6.698cm" svg:y2="4.594cm" draw:start-shape="id1" draw:start-glue-point="2" draw:end-shape="id2" draw:end-glue-point="2" svg:d="m4802 3605 1896 989">
          <text:p/>
        </draw:connector>
        <draw:connector draw:style-name="gr7" draw:text-style-name="P1" draw:layer="measurelines" draw:type="line" svg:x1="6.702cm" svg:y1="3.605cm" svg:x2="6.698cm" svg:y2="4.594cm" draw:start-shape="id3" draw:start-glue-point="2" draw:end-shape="id2" draw:end-glue-point="2" svg:d="m6702 3605-4 989">
          <text:p/>
        </draw:connector>
        <draw:connector draw:style-name="gr7" draw:text-style-name="P1" draw:layer="measurelines" draw:type="line" svg:x1="8.502cm" svg:y1="3.605cm" svg:x2="6.698cm" svg:y2="4.594cm" draw:start-shape="id4" draw:start-glue-point="2" draw:end-shape="id2" svg:d="m8502 3605-1804 989">
          <text:p/>
        </draw:connector>
        <draw:connector draw:style-name="gr7" draw:text-style-name="P1" draw:layer="measurelines" draw:type="line" svg:x1="12.703cm" svg:y1="3.606cm" svg:x2="14.599cm" svg:y2="4.595cm" draw:start-shape="id5" draw:start-glue-point="2" draw:end-shape="id6" draw:end-glue-point="2" svg:d="m12703 3606 1896 989">
          <text:p/>
        </draw:connector>
        <draw:connector draw:style-name="gr7" draw:text-style-name="P1" draw:layer="measurelines" draw:type="line" svg:x1="14.603cm" svg:y1="3.606cm" svg:x2="14.599cm" svg:y2="4.595cm" draw:start-shape="id7" draw:start-glue-point="2" draw:end-shape="id6" draw:end-glue-point="2" svg:d="m14603 3606-4 989">
          <text:p/>
        </draw:connector>
        <draw:connector draw:style-name="gr7" draw:text-style-name="P1" draw:layer="measurelines" draw:type="line" svg:x1="16.403cm" svg:y1="3.606cm" svg:x2="14.599cm" svg:y2="4.595cm" draw:start-shape="id8" draw:start-glue-point="2" draw:end-shape="id6" draw:end-glue-point="2" svg:d="m16403 3606-1804 989">
          <text:p/>
        </draw:connector>
        <draw:connector draw:style-name="gr7" draw:text-style-name="P1" draw:layer="measurelines" draw:type="line" svg:x1="8.703cm" svg:y1="11.001cm" svg:x2="10.598cm" svg:y2="9.999cm" draw:start-shape="id9" draw:start-glue-point="0" draw:end-shape="id10" draw:end-glue-point="2" svg:d="m8703 11001 1895-1002">
          <text:p/>
        </draw:connector>
        <draw:connector draw:style-name="gr7" draw:text-style-name="P1" draw:layer="measurelines" draw:type="line" svg:x1="10.603cm" svg:y1="11.001cm" svg:x2="10.598cm" svg:y2="9.999cm" draw:start-shape="id11" draw:start-glue-point="0" draw:end-shape="id10" draw:end-glue-point="2" svg:d="m10603 11001-5-1002">
          <text:p/>
        </draw:connector>
        <draw:connector draw:style-name="gr7" draw:text-style-name="P1" draw:layer="measurelines" draw:type="line" svg:x1="12.403cm" svg:y1="11.001cm" svg:x2="10.598cm" svg:y2="9.999cm" draw:start-shape="id12" draw:start-glue-point="0" draw:end-shape="id10" draw:end-glue-point="2" svg:d="m12403 11001-1805-1002">
          <text:p/>
        </draw:connector>
        <draw:frame draw:style-name="gr8" draw:text-style-name="P2" draw:layer="measurelines" svg:width="2.322cm" svg:height="0.662cm" svg:x="3.6cm" svg:y="5.9cm">
          <draw:text-box>
            <text:p text:style-name="P2"><text:span text:style-name="T1">Network A</text:span></text:p>
          </draw:text-box>
        </draw:frame>
        <draw:frame draw:style-name="gr8" draw:text-style-name="P2" draw:layer="measurelines" svg:width="2.322cm" svg:height="0.662cm" svg:x="15.2cm" svg:y="5.9cm">
          <draw:text-box>
            <text:p text:style-name="P2"><text:span text:style-name="T1">Network B</text:span></text:p>
          </draw:text-box>
        </draw:frame>
        <draw:frame draw:style-name="gr8" draw:text-style-name="P2" draw:layer="measurelines" svg:width="2.322cm" svg:height="0.662cm" svg:x="7.5cm" svg:y="12.838cm">
          <draw:text-box>
            <text:p text:style-name="P2"><text:span text:style-name="T1">Network C</text:span></text:p>
          </draw:text-box>
        </draw:frame>
        <draw:rect draw:style-name="gr1" draw:text-style-name="P1" draw:layer="layout" svg:width="6cm" svg:height="4.9cm" svg:x="11.7cm" svg:y="17.7cm">
          <text:p/>
        </draw:rect>
        <draw:rect draw:style-name="gr2" draw:text-style-name="P1" draw:layer="layout" svg:width="6cm" svg:height="4.9cm" svg:x="2cm" svg:y="17.7cm">
          <text:p/>
        </draw:rect>
        <draw:frame draw:style-name="gr8" draw:text-style-name="P2" draw:layer="layout" svg:width="2.322cm" svg:height="0.662cm" svg:x="2cm" svg:y="21.938cm">
          <draw:text-box>
            <text:p text:style-name="P2"><text:span text:style-name="T1">Network A</text:span></text:p>
          </draw:text-box>
        </draw:frame>
        <draw:frame draw:style-name="gr8" draw:text-style-name="P2" draw:layer="layout" svg:width="2.322cm" svg:height="0.662cm" svg:x="15.4cm" svg:y="21.938cm">
          <draw:text-box>
            <text:p text:style-name="P2"><text:span text:style-name="T1">Network B</text:span></text:p>
          </draw:text-box>
        </draw:frame>
        <draw:frame draw:style-name="gr4" draw:text-style-name="P1" draw:id="id13" draw:layer="layout" svg:width="1.805cm" svg:height="1.805cm" svg:x="2.195cm" svg:y="19.995cm">
          <draw:image xlink:href="/usr/share/icons/oxygen/256x256/places/network-server.png" xlink:type="simple" xlink:show="embed" xlink:actuate="onLoad">
            <text:p/>
          </draw:image>
          <draw:glue-point draw:id="4" svg:x="5.002cm" svg:y="-1.645cm"/>
          <draw:glue-point draw:id="5" svg:x="5.002cm" svg:y="1.124cm"/>
          <draw:glue-point draw:id="6" svg:x="5.002cm" svg:y="-4.415cm"/>
          <draw:glue-point draw:id="7" svg:x="5.002cm" svg:y="3.894cm"/>
        </draw:frame>
        <draw:frame draw:style-name="gr4" draw:text-style-name="P1" draw:id="id14" draw:layer="layout" svg:width="1.805cm" svg:height="1.805cm" svg:x="6.195cm" svg:y="19.295cm">
          <draw:image xlink:href="/usr/share/icons/oxygen/256x256/places/network-workgroup.png" xlink:type="simple" xlink:show="embed" xlink:actuate="onLoad">
            <text:p/>
          </draw:image>
          <draw:glue-point draw:id="4" svg:x="-3.307cm" svg:y="-4.415cm"/>
          <draw:glue-point draw:id="5" svg:x="-0.537cm" svg:y="-4.415cm"/>
          <draw:glue-point draw:id="6" svg:x="2.232cm" svg:y="-4.415cm"/>
          <draw:glue-point draw:id="7" svg:x="5.002cm" svg:y="-4.415cm"/>
          <draw:glue-point draw:id="8" svg:x="-3.307cm" svg:y="3.894cm"/>
          <draw:glue-point draw:id="9" svg:x="-0.537cm" svg:y="3.894cm"/>
          <draw:glue-point draw:id="10" svg:x="2.232cm" svg:y="3.894cm"/>
          <draw:glue-point draw:id="11" svg:x="5.002cm" svg:y="3.894cm"/>
        </draw:frame>
        <draw:frame draw:style-name="gr4" draw:text-style-name="P1" draw:id="id15" draw:layer="layout" svg:width="1.805cm" svg:height="1.805cm" svg:x="15.68cm" svg:y="19.996cm">
          <draw:image xlink:href="/usr/share/icons/oxygen/256x256/places/network-server.png" xlink:type="simple" xlink:show="embed" xlink:actuate="onLoad">
            <text:p/>
          </draw:image>
          <draw:glue-point draw:id="4" svg:x="-4.997cm" svg:y="-4.421cm"/>
          <draw:glue-point draw:id="5" svg:x="-4.997cm" svg:y="3.889cm"/>
          <draw:glue-point draw:id="6" svg:x="-4.997cm" svg:y="1.119cm"/>
          <draw:glue-point draw:id="7" svg:x="-4.997cm" svg:y="-1.65cm"/>
        </draw:frame>
        <draw:frame draw:style-name="gr5" draw:text-style-name="P1" draw:id="id16" draw:layer="layout" svg:width="1.805cm" svg:height="1.805cm" svg:x="11.679cm" svg:y="19.296cm">
          <draw:image xlink:href="/usr/share/icons/oxygen/256x256/places/network-workgroup.png" xlink:type="simple" xlink:show="embed" xlink:actuate="onLoad">
            <text:p/>
          </draw:image>
          <draw:glue-point draw:id="4" svg:x="3.224cm" svg:y="-4.415cm"/>
          <draw:glue-point draw:id="5" svg:x="0.454cm" svg:y="-4.415cm"/>
          <draw:glue-point draw:id="6" svg:x="-2.304cm" svg:y="-4.415cm"/>
          <draw:glue-point draw:id="7" svg:x="-4.991cm" svg:y="-4.415cm"/>
          <draw:glue-point draw:id="8" svg:x="3.224cm" svg:y="3.883cm"/>
          <draw:glue-point draw:id="9" svg:x="0.454cm" svg:y="3.883cm"/>
          <draw:glue-point draw:id="10" svg:x="-2.304cm" svg:y="3.883cm"/>
          <draw:glue-point draw:id="11" svg:x="-2.304cm" svg:y="3.883cm"/>
          <draw:glue-point draw:id="12" svg:x="-4.991cm" svg:y="3.883cm"/>
        </draw:frame>
        <draw:frame draw:style-name="gr8" draw:text-style-name="P3" draw:layer="layout" svg:width="2.2cm" svg:height="1.827cm" svg:x="2.2cm" svg:y="17.8cm">
          <draw:text-box>
            <text:p text:style-name="P3"><text:span text:style-name="T2">HTTP (80)</text:span><text:span text:style-name="T2"><text:line-break/></text:span><text:span text:style-name="T2">FTP (21)</text:span></text:p>
            <text:p text:style-name="P3"><text:span text:style-name="T2">SSH (22)</text:span></text:p>
            <text:p text:style-name="P3"><text:span text:style-name="T2">SMTP (25)</text:span></text:p>
          </draw:text-box>
        </draw:frame>
        <draw:frame draw:style-name="gr8" draw:text-style-name="P3" draw:layer="layout" svg:width="2.2cm" svg:height="1.827cm" svg:x="15.3cm" svg:y="17.801cm">
          <draw:text-box>
            <text:p text:style-name="P3"><text:span text:style-name="T2">HTTP (80)</text:span><text:span text:style-name="T2"><text:line-break/></text:span><text:span text:style-name="T2">FTP (21)</text:span></text:p>
            <text:p text:style-name="P3"><text:span text:style-name="T2">SSH (22)</text:span></text:p>
            <text:p text:style-name="P3"><text:span text:style-name="T2">SMTP (25)</text:span></text:p>
          </draw:text-box>
        </draw:frame>
        <draw:connector draw:style-name="gr7" draw:text-style-name="P4" draw:layer="layout" draw:type="curve" svg:x1="3.999cm" svg:y1="20.101cm" svg:x2="6.195cm" svg:y2="20.197cm" draw:start-shape="id13" draw:start-glue-point="6" draw:end-shape="id14" svg:d="m3999 20101c1648 0 551 96 2196 96">
          <text:p/>
        </draw:connector>
        <draw:connector draw:style-name="gr7" draw:text-style-name="P4" draw:layer="layout" draw:type="curve" svg:x1="3.999cm" svg:y1="20.601cm" svg:x2="6.195cm" svg:y2="20.197cm" draw:start-shape="id13" draw:start-glue-point="4" draw:end-shape="id14" draw:end-glue-point="3" svg:d="m3999 20601c1648 0 551-404 2196-404">
          <text:p/>
        </draw:connector>
        <draw:connector draw:style-name="gr7" draw:text-style-name="P4" draw:layer="layout" draw:type="curve" svg:x1="3.999cm" svg:y1="21.099cm" svg:x2="6.195cm" svg:y2="20.197cm" draw:start-shape="id13" draw:start-glue-point="5" draw:end-shape="id14" draw:end-glue-point="3" svg:d="m3999 21099c1648 0 551-902 2196-902">
          <text:p/>
        </draw:connector>
        <draw:connector draw:style-name="gr7" draw:text-style-name="P4" draw:layer="layout" draw:type="curve" svg:x1="3.999cm" svg:y1="21.599cm" svg:x2="6.195cm" svg:y2="20.197cm" draw:start-shape="id13" draw:start-glue-point="7" draw:end-shape="id14" draw:end-glue-point="3" svg:d="m3999 21599c1648 0 551-1402 2196-1402">
          <text:p/>
        </draw:connector>
        <draw:connector draw:style-name="gr7" draw:text-style-name="P4" draw:layer="layout" draw:type="curve" svg:x1="15.681cm" svg:y1="20.101cm" svg:x2="13.484cm" svg:y2="20.198cm" draw:start-shape="id15" draw:start-glue-point="4" draw:end-shape="id16" draw:end-glue-point="1" svg:d="m15681 20101c-1648 0-550 97-2197 97">
          <text:p/>
        </draw:connector>
        <draw:connector draw:style-name="gr7" draw:text-style-name="P4" draw:layer="layout" draw:type="curve" svg:x1="15.681cm" svg:y1="20.601cm" svg:x2="13.484cm" svg:y2="20.198cm" draw:start-shape="id15" draw:start-glue-point="7" draw:end-shape="id16" draw:end-glue-point="1" svg:d="m15681 20601c-1648 0-550-403-2197-403">
          <text:p/>
        </draw:connector>
        <draw:connector draw:style-name="gr7" draw:text-style-name="P4" draw:layer="layout" draw:type="curve" svg:x1="15.681cm" svg:y1="21.099cm" svg:x2="13.484cm" svg:y2="20.198cm" draw:start-shape="id15" draw:start-glue-point="6" draw:end-shape="id16" draw:end-glue-point="1" svg:d="m15681 21099c-1648 0-550-901-2197-901">
          <text:p/>
        </draw:connector>
        <draw:connector draw:style-name="gr7" draw:text-style-name="P4" draw:layer="layout" draw:type="curve" svg:x1="15.681cm" svg:y1="21.599cm" svg:x2="13.484cm" svg:y2="20.198cm" draw:start-shape="id15" draw:start-glue-point="5" draw:end-shape="id16" draw:end-glue-point="1" svg:d="m15681 21599c-1648 0-550-1401-2197-1401">
          <text:p/>
        </draw:connector>
        <draw:connector draw:style-name="gr9" draw:text-style-name="P4" draw:layer="layout" draw:type="curve" draw:line-skew="-0.594cm" svg:x1="7.097cm" svg:y1="19.295cm" svg:x2="12.581cm" svg:y2="19.296cm" draw:start-shape="id14" draw:start-glue-point="0" draw:end-shape="id16" draw:end-glue-point="0" svg:d="m7097 19295c0-1641 5484-1641 5484 1">
          <text:p/>
        </draw:connector>
        <draw:connector draw:style-name="gr9" draw:text-style-name="P4" draw:layer="layout" draw:type="curve" draw:line-skew="-0.434cm" svg:x1="7.097cm" svg:y1="19.295cm" svg:x2="12.581cm" svg:y2="19.296cm" draw:start-shape="id14" draw:start-glue-point="0" draw:end-shape="id16" draw:end-glue-point="0" svg:d="m7097 19295c0-1401 5484-1401 5484 1">
          <text:p/>
        </draw:connector>
        <draw:connector draw:style-name="gr9" draw:text-style-name="P4" draw:layer="layout" draw:type="curve" draw:line-skew="-0.26cm" svg:x1="7.097cm" svg:y1="19.295cm" svg:x2="12.581cm" svg:y2="19.296cm" draw:start-shape="id14" draw:start-glue-point="0" draw:end-shape="id16" draw:end-glue-point="0" svg:d="m7097 19295c0-1140 5484-1140 5484 1">
          <text:p/>
        </draw:connector>
        <draw:connector draw:style-name="gr9" draw:text-style-name="P4" draw:layer="layout" draw:type="curve" draw:line-skew="-0.099cm" svg:x1="7.097cm" svg:y1="19.295cm" svg:x2="12.581cm" svg:y2="19.296cm" draw:start-shape="id14" draw:start-glue-point="0" draw:end-shape="id16" draw:end-glue-point="0" svg:d="m7097 19295c0-898 5484-899 5484 1">
          <text:p/>
        </draw:connector>
        <draw:connector draw:style-name="gr9" draw:text-style-name="P4" draw:layer="layout" draw:type="curve" draw:line-skew="0.466cm" svg:x1="12.581cm" svg:y1="21.101cm" svg:x2="7.097cm" svg:y2="21.1cm" draw:start-shape="id16" draw:start-glue-point="2" draw:end-shape="id14" draw:end-glue-point="2" svg:d="m12581 21101c0 1449-5484 1449-5484-1">
          <text:p/>
        </draw:connector>
        <draw:connector draw:style-name="gr9" draw:text-style-name="P4" draw:layer="layout" draw:type="curve" draw:line-skew="0.337cm" svg:x1="12.581cm" svg:y1="21.101cm" svg:x2="7.097cm" svg:y2="21.1cm" draw:start-shape="id16" draw:start-glue-point="2" draw:end-shape="id14" draw:end-glue-point="2" svg:d="m12581 21101c0 1255-5484 1256-5484-1">
          <text:p/>
        </draw:connector>
        <draw:connector draw:style-name="gr9" draw:text-style-name="P4" draw:layer="layout" draw:type="curve" draw:line-skew="0.192cm" svg:x1="12.581cm" svg:y1="21.101cm" svg:x2="7.097cm" svg:y2="21.1cm" draw:start-shape="id16" draw:start-glue-point="2" draw:end-shape="id14" draw:end-glue-point="2" svg:d="m12581 21101c0 1038-5484 1038-5484-1">
          <text:p/>
        </draw:connector>
        <draw:connector draw:style-name="gr9" draw:text-style-name="P4" draw:layer="layout" draw:type="curve" draw:line-skew="0.028cm" svg:x1="12.581cm" svg:y1="21.101cm" svg:x2="7.097cm" svg:y2="21.1cm" draw:start-shape="id16" draw:start-glue-point="2" draw:end-shape="id14" svg:d="m12581 21101c0 792-5484 792-5484-1">
          <text:p/>
        </draw:connector>
        <draw:connector draw:style-name="gr7" draw:text-style-name="P4" draw:layer="layout" draw:type="curve" svg:x1="6.698cm" svg:y1="6.399cm" svg:x2="10.598cm" svg:y2="8.194cm" draw:start-shape="id2" draw:start-glue-point="0" draw:end-shape="id10" draw:end-glue-point="0" svg:d="m6698 6399c0 1347 3900 450 3900 1795">
          <text:p/>
        </draw:connector>
        <draw:connector draw:style-name="gr7" draw:text-style-name="P4" draw:layer="layout" draw:type="curve" svg:x1="10.598cm" svg:y1="8.194cm" svg:x2="14.599cm" svg:y2="6.4cm" draw:start-shape="id10" draw:start-glue-point="0" draw:end-shape="id6" draw:end-glue-point="0" svg:d="m10598 8194c0-1345 4001-449 4001-1794">
          <text:p/>
        </draw:connector>
        <draw:connector draw:style-name="gr7" draw:text-style-name="P4" draw:layer="layout" draw:type="curve" svg:x1="7.6cm" svg:y1="5.497cm" svg:x2="13.696cm" svg:y2="5.498cm" draw:start-shape="id2" draw:start-glue-point="3" draw:end-shape="id6" draw:end-glue-point="1" svg:d="m7600 5497c4572 0 1524 1 6096 1">
          <text:p/>
        </draw:connector>
      </draw:page>
      <draw:page draw:name="page2" draw:style-name="dp1" draw:master-page-name="Default">
        <draw:rect draw:style-name="gr2" draw:text-style-name="P1" draw:layer="layout" svg:width="6cm" svg:height="6.5cm" svg:x="2.5cm" svg:y="1.5cm">
          <text:p/>
        </draw:rect>
        <draw:frame draw:style-name="gr4" draw:text-style-name="P1" draw:id="id17" draw:layer="layout" svg:width="1.805cm" svg:height="1.805cm" svg:x="2.695cm" svg:y="1.695cm">
          <draw:image xlink:href="/usr/share/icons/oxygen/256x256/places/network-server.png" xlink:type="simple" xlink:show="embed" xlink:actuate="onLoad">
            <text:p/>
          </draw:image>
          <draw:glue-point draw:id="4" svg:x="5.002cm" svg:y="-3.307cm"/>
          <draw:glue-point draw:id="5" svg:x="5.002cm" svg:y="-0.537cm"/>
          <draw:glue-point draw:id="6" svg:x="5.002cm" svg:y="2.232cm"/>
          <draw:glue-point draw:id="7" svg:x="5.002cm" svg:y="5.002cm"/>
          <draw:glue-point draw:id="8" svg:x="2.232cm" svg:y="5.002cm"/>
          <draw:glue-point draw:id="9" svg:x="-0.537cm" svg:y="5.002cm"/>
          <draw:glue-point draw:id="10" svg:x="-3.307cm" svg:y="5.002cm"/>
        </draw:frame>
        <draw:frame draw:style-name="gr5" draw:text-style-name="P1" draw:id="id26" draw:layer="layout" svg:width="1.805cm" svg:height="1.805cm" draw:transform="rotate (3.1415926535892) translate (8cm 7.805cm)">
          <draw:image xlink:href="/usr/share/icons/oxygen/256x256/places/network-workgroup.png" xlink:type="simple" xlink:show="embed" xlink:actuate="onLoad">
            <text:p/>
          </draw:image>
        </draw:frame>
        <draw:frame draw:style-name="gr4" draw:text-style-name="P1" draw:id="id19" draw:layer="layout" svg:width="1.805cm" svg:height="1.805cm" svg:x="4.195cm" svg:y="4.5cm">
          <draw:image xlink:href="/usr/share/icons/oxygen/256x256/places/network-server.png" xlink:type="simple" xlink:show="embed" xlink:actuate="onLoad">
            <text:p/>
          </draw:image>
          <draw:glue-point draw:id="4" svg:x="-3.307cm" svg:y="-4.997cm"/>
          <draw:glue-point draw:id="5" svg:x="-0.537cm" svg:y="-4.997cm"/>
          <draw:glue-point draw:id="6" svg:x="2.232cm" svg:y="-4.997cm"/>
          <draw:glue-point draw:id="7" svg:x="5.002cm" svg:y="-4.997cm"/>
          <draw:glue-point draw:id="8" svg:x="-3.307cm" svg:y="-2.227cm"/>
          <draw:glue-point draw:id="9" svg:x="-3.307cm" svg:y="0.542cm"/>
          <draw:glue-point draw:id="10" svg:x="3.313cm" svg:y="-2.227cm"/>
          <draw:glue-point draw:id="11" svg:x="3.313cm" svg:y="0.542cm"/>
        </draw:frame>
        <draw:frame draw:style-name="gr10" draw:text-style-name="P1" draw:id="id18" draw:layer="layout" svg:width="1.805cm" svg:height="1.805cm" svg:x="6.694cm" svg:y="1.695cm">
          <draw:image xlink:href="/usr/share/icons/oxygen/256x256/places/network-server.png" xlink:type="simple" xlink:show="embed" xlink:actuate="onLoad">
            <text:p/>
          </draw:image>
          <draw:glue-point draw:id="4" svg:x="3.307cm" svg:y="-3.301cm"/>
          <draw:glue-point draw:id="5" svg:x="3.307cm" svg:y="-0.531cm"/>
          <draw:glue-point draw:id="6" svg:x="3.307cm" svg:y="2.227cm"/>
          <draw:glue-point draw:id="7" svg:x="3.307cm" svg:y="4.997cm"/>
          <draw:glue-point draw:id="8" svg:x="0.537cm" svg:y="4.997cm"/>
          <draw:glue-point draw:id="9" svg:x="-2.221cm" svg:y="4.997cm"/>
          <draw:glue-point draw:id="10" svg:x="-4.991cm" svg:y="4.997cm"/>
        </draw:frame>
        <draw:frame draw:style-name="gr8" draw:text-style-name="P2" draw:layer="layout" svg:width="2.322cm" svg:height="0.662cm" svg:x="2.5cm" svg:y="7.338cm">
          <draw:text-box>
            <text:p text:style-name="P2"><text:span text:style-name="T1">Network A</text:span></text:p>
          </draw:text-box>
        </draw:frame>
        <draw:connector draw:style-name="gr7" draw:text-style-name="P4" draw:layer="layout" draw:type="curve" svg:x1="4.499cm" svg:y1="3.499cm" svg:x2="6.696cm" svg:y2="3.498cm" draw:start-shape="id17" draw:start-glue-point="7" draw:end-shape="id18" draw:end-glue-point="10" svg:d="m4499 3499c1647 0 549-1 2197-1">
          <text:p/>
        </draw:connector>
        <draw:connector draw:style-name="gr7" draw:text-style-name="P4" draw:layer="layout" draw:type="curve" svg:x1="3.001cm" svg:y1="3.499cm" svg:x2="4.501cm" svg:y2="5.499cm" draw:start-shape="id17" draw:start-glue-point="10" draw:end-shape="id19" draw:end-glue-point="9" svg:d="m3001 3499c0 1334 500 2000 1500 2000">
          <text:p/>
        </draw:connector>
        <draw:connector draw:style-name="gr7" draw:text-style-name="P4" draw:layer="layout" draw:type="curve" svg:x1="3.501cm" svg:y1="3.499cm" svg:x2="4.501cm" svg:y2="5.001cm" draw:start-shape="id17" draw:start-glue-point="9" draw:end-shape="id19" draw:end-glue-point="8" svg:d="m3501 3499c0 1002 333 1502 1000 1502">
          <text:p/>
        </draw:connector>
        <draw:connector draw:style-name="gr7" draw:text-style-name="P4" draw:layer="layout" draw:type="curve" svg:x1="5.694cm" svg:y1="5.001cm" svg:x2="7.692cm" svg:y2="3.498cm" draw:start-shape="id19" draw:start-glue-point="10" draw:end-shape="id18" draw:end-glue-point="8" svg:d="m5694 5001c1332 0 1998-501 1998-1503">
          <text:p/>
        </draw:connector>
        <draw:connector draw:style-name="gr7" draw:text-style-name="P4" draw:layer="layout" draw:type="curve" svg:x1="5.694cm" svg:y1="5.499cm" svg:x2="8.192cm" svg:y2="3.498cm" draw:start-shape="id19" draw:start-glue-point="11" draw:end-shape="id18" draw:end-glue-point="7" svg:d="m5694 5499c1666 0 2498-667 2498-2001">
          <text:p/>
        </draw:connector>
        <draw:connector draw:style-name="gr7" draw:text-style-name="P4" draw:layer="layout" draw:type="curve" svg:x1="3.999cm" svg:y1="3.499cm" svg:x2="7.196cm" svg:y2="3.498cm" draw:start-shape="id17" draw:start-glue-point="8" draw:end-shape="id18" draw:end-glue-point="9" svg:d="m3999 3499c0 751 3197 752 3197-1">
          <text:p/>
        </draw:connector>
        <draw:rect draw:style-name="gr1" draw:text-style-name="P1" draw:layer="layout" svg:width="6cm" svg:height="6.5cm" svg:x="9.6cm" svg:y="1.5cm">
          <text:p/>
        </draw:rect>
        <draw:frame draw:style-name="gr4" draw:text-style-name="P1" draw:id="id20" draw:layer="layout" svg:width="1.805cm" svg:height="1.805cm" svg:x="9.795cm" svg:y="1.695cm">
          <draw:image xlink:href="/usr/share/icons/oxygen/256x256/places/network-server.png" xlink:type="simple" xlink:show="embed" xlink:actuate="onLoad">
            <text:p/>
          </draw:image>
          <draw:glue-point draw:id="4" svg:x="5.002cm" svg:y="-3.307cm"/>
          <draw:glue-point draw:id="5" svg:x="5.002cm" svg:y="-0.537cm"/>
          <draw:glue-point draw:id="6" svg:x="5.002cm" svg:y="2.232cm"/>
          <draw:glue-point draw:id="7" svg:x="5.002cm" svg:y="5.002cm"/>
          <draw:glue-point draw:id="8" svg:x="2.232cm" svg:y="5.002cm"/>
          <draw:glue-point draw:id="9" svg:x="-0.537cm" svg:y="5.002cm"/>
          <draw:glue-point draw:id="10" svg:x="-3.307cm" svg:y="5.002cm"/>
        </draw:frame>
        <draw:frame draw:style-name="gr5" draw:text-style-name="P1" draw:id="id28" draw:layer="layout" svg:width="1.805cm" svg:height="1.805cm" draw:transform="rotate (3.1415926535892) translate (11.9cm 7.805cm)">
          <draw:image xlink:href="/usr/share/icons/oxygen/256x256/places/network-workgroup.png" xlink:type="simple" xlink:show="embed" xlink:actuate="onLoad">
            <text:p/>
          </draw:image>
        </draw:frame>
        <draw:frame draw:style-name="gr4" draw:text-style-name="P1" draw:id="id22" draw:layer="layout" svg:width="1.805cm" svg:height="1.805cm" svg:x="12.4cm" svg:y="4.5cm">
          <draw:image xlink:href="/usr/share/icons/oxygen/256x256/places/network-server.png" xlink:type="simple" xlink:show="embed" xlink:actuate="onLoad">
            <text:p/>
          </draw:image>
          <draw:glue-point draw:id="4" svg:x="-3.307cm" svg:y="-4.997cm"/>
          <draw:glue-point draw:id="5" svg:x="-0.537cm" svg:y="-4.997cm"/>
          <draw:glue-point draw:id="6" svg:x="2.232cm" svg:y="-4.997cm"/>
          <draw:glue-point draw:id="7" svg:x="5.002cm" svg:y="-4.997cm"/>
          <draw:glue-point draw:id="8" svg:x="-3.307cm" svg:y="-2.227cm"/>
          <draw:glue-point draw:id="9" svg:x="-3.307cm" svg:y="0.542cm"/>
          <draw:glue-point draw:id="10" svg:x="3.313cm" svg:y="-2.227cm"/>
          <draw:glue-point draw:id="11" svg:x="3.313cm" svg:y="0.542cm"/>
        </draw:frame>
        <draw:frame draw:style-name="gr10" draw:text-style-name="P1" draw:id="id21" draw:layer="layout" svg:width="1.805cm" svg:height="1.805cm" svg:x="13.794cm" svg:y="1.695cm">
          <draw:image xlink:href="/usr/share/icons/oxygen/256x256/places/network-server.png" xlink:type="simple" xlink:show="embed" xlink:actuate="onLoad">
            <text:p/>
          </draw:image>
          <draw:glue-point draw:id="4" svg:x="3.307cm" svg:y="-3.301cm"/>
          <draw:glue-point draw:id="5" svg:x="3.307cm" svg:y="-0.531cm"/>
          <draw:glue-point draw:id="6" svg:x="3.307cm" svg:y="2.227cm"/>
          <draw:glue-point draw:id="7" svg:x="3.307cm" svg:y="4.997cm"/>
          <draw:glue-point draw:id="8" svg:x="0.537cm" svg:y="4.997cm"/>
          <draw:glue-point draw:id="9" svg:x="-2.221cm" svg:y="4.997cm"/>
          <draw:glue-point draw:id="10" svg:x="-4.991cm" svg:y="4.997cm"/>
        </draw:frame>
        <draw:frame draw:style-name="gr8" draw:text-style-name="P2" draw:layer="layout" svg:width="2.322cm" svg:height="0.662cm" svg:x="13.3cm" svg:y="7.338cm">
          <draw:text-box>
            <text:p text:style-name="P2"><text:span text:style-name="T1">Network B</text:span></text:p>
          </draw:text-box>
        </draw:frame>
        <draw:connector draw:style-name="gr7" draw:text-style-name="P4" draw:layer="layout" draw:type="curve" svg:x1="11.599cm" svg:y1="3.499cm" svg:x2="13.796cm" svg:y2="3.498cm" draw:start-shape="id20" draw:start-glue-point="7" draw:end-shape="id21" draw:end-glue-point="10" svg:d="m11599 3499c1647 0 549-1 2197-1">
          <text:p/>
        </draw:connector>
        <draw:connector draw:style-name="gr7" draw:text-style-name="P4" draw:layer="layout" draw:type="curve" svg:x1="10.101cm" svg:y1="3.499cm" svg:x2="12.706cm" svg:y2="5.499cm" draw:start-shape="id20" draw:start-glue-point="10" draw:end-shape="id22" draw:end-glue-point="9" svg:d="m10101 3499c0 1334 868 2000 2605 2000">
          <text:p/>
        </draw:connector>
        <draw:connector draw:style-name="gr7" draw:text-style-name="P4" draw:layer="layout" draw:type="curve" svg:x1="10.601cm" svg:y1="3.499cm" svg:x2="12.706cm" svg:y2="5.001cm" draw:start-shape="id20" draw:start-glue-point="9" draw:end-shape="id22" draw:end-glue-point="8" svg:d="m10601 3499c0 1002 701 1502 2105 1502">
          <text:p/>
        </draw:connector>
        <draw:connector draw:style-name="gr7" draw:text-style-name="P4" draw:layer="layout" draw:type="curve" svg:x1="13.899cm" svg:y1="5.001cm" svg:x2="14.792cm" svg:y2="3.498cm" draw:start-shape="id22" draw:start-glue-point="10" draw:end-shape="id21" draw:end-glue-point="8" svg:d="m13899 5001c596 0 893-501 893-1503">
          <text:p/>
        </draw:connector>
        <draw:connector draw:style-name="gr7" draw:text-style-name="P4" draw:layer="layout" draw:type="curve" svg:x1="13.899cm" svg:y1="5.499cm" svg:x2="15.292cm" svg:y2="3.498cm" draw:start-shape="id22" draw:start-glue-point="11" draw:end-shape="id21" draw:end-glue-point="7" svg:d="m13899 5499c929 0 1393-667 1393-2001">
          <text:p/>
        </draw:connector>
        <draw:connector draw:style-name="gr7" draw:text-style-name="P4" draw:layer="layout" draw:type="curve" svg:x1="11.099cm" svg:y1="3.499cm" svg:x2="14.296cm" svg:y2="3.498cm" draw:start-shape="id20" draw:start-glue-point="8" draw:end-shape="id21" draw:end-glue-point="9" svg:d="m11099 3499c0 751 3197 752 3197-1">
          <text:p/>
        </draw:connector>
        <draw:rect draw:style-name="gr11" draw:text-style-name="P1" draw:layer="layout" svg:width="6cm" svg:height="6.5cm" svg:x="6cm" svg:y="8.4cm">
          <text:p/>
        </draw:rect>
        <draw:frame draw:style-name="gr4" draw:text-style-name="P1" draw:id="id23" draw:layer="layout" svg:width="1.805cm" svg:height="1.805cm" svg:x="6.195cm" svg:y="10.095cm">
          <draw:image xlink:href="/usr/share/icons/oxygen/256x256/places/network-server.png" xlink:type="simple" xlink:show="embed" xlink:actuate="onLoad">
            <text:p/>
          </draw:image>
          <draw:glue-point draw:id="4" svg:x="5.002cm" svg:y="-3.307cm"/>
          <draw:glue-point draw:id="5" svg:x="5.002cm" svg:y="-0.537cm"/>
          <draw:glue-point draw:id="6" svg:x="5.002cm" svg:y="2.232cm"/>
          <draw:glue-point draw:id="7" svg:x="5.002cm" svg:y="5.002cm"/>
          <draw:glue-point draw:id="8" svg:x="2.232cm" svg:y="5.002cm"/>
          <draw:glue-point draw:id="9" svg:x="-0.537cm" svg:y="5.002cm"/>
          <draw:glue-point draw:id="10" svg:x="-3.307cm" svg:y="5.002cm"/>
        </draw:frame>
        <draw:frame draw:style-name="gr5" draw:text-style-name="P1" draw:id="id27" draw:layer="layout" svg:width="1.805cm" svg:height="1.805cm" draw:transform="rotate (3.1415926535892) translate (10cm 10.4cm)">
          <draw:image xlink:href="/usr/share/icons/oxygen/256x256/places/network-workgroup.png" xlink:type="simple" xlink:show="embed" xlink:actuate="onLoad">
            <text:p/>
          </draw:image>
        </draw:frame>
        <draw:frame draw:style-name="gr4" draw:text-style-name="P1" draw:id="id25" draw:layer="layout" svg:width="1.805cm" svg:height="1.805cm" svg:x="8.695cm" svg:y="12.9cm">
          <draw:image xlink:href="/usr/share/icons/oxygen/256x256/places/network-server.png" xlink:type="simple" xlink:show="embed" xlink:actuate="onLoad">
            <text:p/>
          </draw:image>
          <draw:glue-point draw:id="4" svg:x="-3.307cm" svg:y="-4.997cm"/>
          <draw:glue-point draw:id="5" svg:x="-0.537cm" svg:y="-4.997cm"/>
          <draw:glue-point draw:id="6" svg:x="2.232cm" svg:y="-4.997cm"/>
          <draw:glue-point draw:id="7" svg:x="5.002cm" svg:y="-4.997cm"/>
          <draw:glue-point draw:id="8" svg:x="-3.307cm" svg:y="-2.227cm"/>
          <draw:glue-point draw:id="9" svg:x="-3.307cm" svg:y="0.542cm"/>
          <draw:glue-point draw:id="10" svg:x="3.313cm" svg:y="-2.227cm"/>
          <draw:glue-point draw:id="11" svg:x="3.313cm" svg:y="0.542cm"/>
        </draw:frame>
        <draw:frame draw:style-name="gr10" draw:text-style-name="P1" draw:id="id24" draw:layer="layout" svg:width="1.805cm" svg:height="1.805cm" svg:x="10.194cm" svg:y="10.095cm">
          <draw:image xlink:href="/usr/share/icons/oxygen/256x256/places/network-server.png" xlink:type="simple" xlink:show="embed" xlink:actuate="onLoad">
            <text:p/>
          </draw:image>
          <draw:glue-point draw:id="4" svg:x="3.307cm" svg:y="-3.301cm"/>
          <draw:glue-point draw:id="5" svg:x="3.307cm" svg:y="-0.531cm"/>
          <draw:glue-point draw:id="6" svg:x="3.307cm" svg:y="2.227cm"/>
          <draw:glue-point draw:id="7" svg:x="3.307cm" svg:y="4.997cm"/>
          <draw:glue-point draw:id="8" svg:x="0.537cm" svg:y="4.997cm"/>
          <draw:glue-point draw:id="9" svg:x="-2.221cm" svg:y="4.997cm"/>
          <draw:glue-point draw:id="10" svg:x="-4.991cm" svg:y="4.997cm"/>
        </draw:frame>
        <draw:frame draw:style-name="gr8" draw:text-style-name="P2" draw:layer="layout" svg:width="2.322cm" svg:height="0.662cm" svg:x="6cm" svg:y="14.238cm">
          <draw:text-box>
            <text:p text:style-name="P2"><text:span text:style-name="T1">Network C</text:span></text:p>
          </draw:text-box>
        </draw:frame>
        <draw:connector draw:style-name="gr7" draw:text-style-name="P4" draw:layer="layout" draw:type="curve" svg:x1="7.999cm" svg:y1="11.899cm" svg:x2="10.196cm" svg:y2="11.898cm" draw:start-shape="id23" draw:start-glue-point="7" draw:end-shape="id24" draw:end-glue-point="10" svg:d="m7999 11899c1647 0 549-1 2197-1">
          <text:p/>
        </draw:connector>
        <draw:connector draw:style-name="gr7" draw:text-style-name="P4" draw:layer="layout" draw:type="curve" svg:x1="6.501cm" svg:y1="11.899cm" svg:x2="9.001cm" svg:y2="13.899cm" draw:start-shape="id23" draw:start-glue-point="10" draw:end-shape="id25" draw:end-glue-point="9" svg:d="m6501 11899c0 1334 833 2000 2500 2000">
          <text:p/>
        </draw:connector>
        <draw:connector draw:style-name="gr7" draw:text-style-name="P4" draw:layer="layout" draw:type="curve" svg:x1="7.001cm" svg:y1="11.899cm" svg:x2="9.001cm" svg:y2="13.401cm" draw:start-shape="id23" draw:start-glue-point="9" draw:end-shape="id25" draw:end-glue-point="8" svg:d="m7001 11899c0 1002 666 1502 2000 1502">
          <text:p/>
        </draw:connector>
        <draw:connector draw:style-name="gr7" draw:text-style-name="P4" draw:layer="layout" draw:type="curve" svg:x1="10.194cm" svg:y1="13.401cm" svg:x2="11.192cm" svg:y2="11.898cm" draw:start-shape="id25" draw:start-glue-point="10" draw:end-shape="id24" draw:end-glue-point="8" svg:d="m10194 13401c666 0 998-501 998-1503">
          <text:p/>
        </draw:connector>
        <draw:connector draw:style-name="gr7" draw:text-style-name="P4" draw:layer="layout" draw:type="curve" svg:x1="10.194cm" svg:y1="13.899cm" svg:x2="11.692cm" svg:y2="11.898cm" draw:start-shape="id25" draw:start-glue-point="11" draw:end-shape="id24" draw:end-glue-point="7" svg:d="m10194 13899c999 0 1498-667 1498-2001">
          <text:p/>
        </draw:connector>
        <draw:connector draw:style-name="gr7" draw:text-style-name="P4" draw:layer="layout" draw:type="curve" svg:x1="7.499cm" svg:y1="11.899cm" svg:x2="10.696cm" svg:y2="11.898cm" draw:start-shape="id23" draw:start-glue-point="8" draw:end-shape="id24" draw:end-glue-point="9" svg:d="m7499 11899c0 751 3197 752 3197-1">
          <text:p/>
        </draw:connector>
        <draw:connector draw:style-name="gr7" draw:text-style-name="P4" draw:layer="layout" draw:type="curve" svg:x1="7.098cm" svg:y1="7.805cm" svg:x2="8.195cm" svg:y2="9.498cm" draw:start-shape="id26" draw:start-glue-point="0" draw:end-shape="id27" draw:end-glue-point="1" svg:d="m7098 7805c0 1129 365 1693 1097 1693">
          <text:p/>
        </draw:connector>
        <draw:connector draw:style-name="gr7" draw:text-style-name="P4" draw:layer="layout" draw:type="curve" svg:x1="8cm" svg:y1="6.903cm" svg:x2="10.095cm" svg:y2="6.903cm" draw:start-shape="id26" draw:start-glue-point="3" draw:end-shape="id28" svg:d="m8000 6903h2095">
          <text:p/>
        </draw:connector>
        <draw:connector draw:style-name="gr7" draw:text-style-name="P4" draw:layer="layout" draw:type="curve" svg:x1="10cm" svg:y1="9.498cm" svg:x2="10.998cm" svg:y2="7.805cm" draw:start-shape="id27" draw:start-glue-point="3" draw:end-shape="id28" draw:end-glue-point="0" svg:d="m10000 9498c666 0 998-564 998-16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ukas Zurschmiede</meta:initial-creator>
    <meta:creation-date>2010-10-04T11:23:31</meta:creation-date>
    <dc:date>2010-10-04T18:23:50</dc:date>
    <dc:creator>Lukas Zurschmiede</dc:creator>
    <meta:editing-duration>PT07H00M20S</meta:editing-duration>
    <meta:editing-cycles>19</meta:editing-cycles>
    <meta:generator>OpenOffice.org/3.0$Unix OpenOffice.org_project/300m9$Build-9358</meta:generator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